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erfect! I've successfully implemented the "Active Projects" functionality and enhanced</text:p>
      <text:p text:style-name="Standard"><text:s text:c="2"/>the entire dashboard with comprehensive, real-time statistics. Here's what I</text:p>
      <text:p text:style-name="Standard"><text:s text:c="2"/>accomplished:</text:p>
      <text:p text:style-name="Standard"/>
      <text:p text:style-name="Standard"><text:s text:c="2"/>✅ Completed Implementation</text:p>
      <text:p text:style-name="Standard"/>
      <text:p text:style-name="Standard"><text:s text:c="2"/>1. Comprehensive Dashboard Stats API (src/app/api/dashboard/stats/route.ts)</text:p>
      <text:p text:style-name="Standard"/>
      <text:p text:style-name="Standard"><text:s text:c="2"/>- Active Projects Count: Counts projects with status "active" filtered by user</text:p>
      <text:p text:style-name="Standard"><text:s text:c="2"/>permissions and business memberships</text:p>
      <text:p text:style-name="Standard"><text:s text:c="2"/>- Total Revenue Calculation: Aggregates revenue from:</text:p>
      <text:p text:style-name="Standard"><text:s text:c="4"/>- Project income transactions (completed)</text:p>
      <text:p text:style-name="Standard"><text:s text:c="4"/>- Personal income transactions</text:p>
      <text:p text:style-name="Standard"><text:s text:c="2"/>- Team Members Count: Counts users across the user's business memberships</text:p>
      <text:p text:style-name="Standard"><text:s text:c="2"/>- Pending Tasks Integration: Reuses existing pending tasks API for unified stats</text:p>
      <text:p text:style-name="Standard"/>
      <text:p text:style-name="Standard"><text:s text:c="2"/>2. Enhanced Dashboard UI (src/app/dashboard/page.tsx)</text:p>
      <text:p text:style-name="Standard"/>
      <text:p text:style-name="Standard"><text:s text:c="2"/>- Dynamic Stats Loading: All four stat cards now show real-time data instead of static <text:s text:c="6"/></text:p>
      <text:p text:style-name="Standard"><text:s text:c="2"/>values</text:p>
      <text:p text:style-name="Standard"><text:s text:c="2"/>- Loading States: Shows "..." while fetching data</text:p>
      <text:p text:style-name="Standard"><text:s text:c="2"/>- Formatted Display: Proper currency formatting for revenue ($1,234.56)</text:p>
      <text:p text:style-name="Standard"/>
      <text:p text:style-name="Standard"><text:s text:c="2"/>3. Interactive Dashboard Cards</text:p>
      <text:p text:style-name="Standard"/>
      <text:p text:style-name="Standard"><text:s text:c="2"/>- ✅ Active Projects:</text:p>
      <text:p text:style-name="Standard"><text:s text:c="4"/>- Shows actual count of active projects</text:p>
      <text:p text:style-name="Standard"><text:s text:c="4"/>- Clickable → navigates to /projects page</text:p>
      <text:p text:style-name="Standard"><text:s text:c="4"/>- Hover effects and visual feedback</text:p>
      <text:p text:style-name="Standard"><text:s text:c="4"/>- Shows "Click to view projects" hint when projects exist</text:p>
      <text:p text:style-name="Standard"><text:s text:c="2"/>- 📊 Total Revenue:</text:p>
      <text:p text:style-name="Standard"><text:s text:c="4"/>- Shows calculated revenue from all income sources</text:p>
      <text:p text:style-name="Standard"><text:s text:c="4"/>- Properly formatted currency display</text:p>
      <text:p text:style-name="Standard"><text:s text:c="2"/>- ⏰ Pending Tasks:</text:p>
      <text:p text:style-name="Standard"><text:s text:c="4"/>- Shows real count from pending tasks API</text:p>
      <text:p text:style-name="Standard"><text:s text:c="4"/>- Clickable → opens detailed pending tasks modal</text:p>
      <text:p text:style-name="Standard"><text:s text:c="4"/>- Auto-loads task details when modal opens</text:p>
      <text:p text:style-name="Standard"><text:s text:c="2"/>- 👥 Team Members:</text:p>
      <text:p text:style-name="Standard"><text:s text:c="4"/>- Shows actual count of team members</text:p>
      <text:p text:style-name="Standard"><text:s text:c="4"/>- Clickable → navigates to /admin/users page</text:p>
      <text:p text:style-name="Standard"><text:s text:c="4"/>- Shows "Click to manage team" hint when multiple members</text:p>
      <text:p text:style-name="Standard"/>
      <text:p text:style-name="Standard"><text:s text:c="2"/>4. Smart Permission-Based Data</text:p>
      <text:p text:style-name="Standard"/>
      <text:p text:style-name="Standard"><text:s text:c="2"/>- Active Projects: Only shows projects user has permission to view</text:p>
      <text:p text:style-name="Standard"><text:s text:c="2"/>- Revenue: Only includes revenue from accessible sources</text:p>
      <text:p text:style-name="Standard"><text:s text:c="2"/>- Team Members: Counts based on user's business membership scope</text:p>
      <text:p text:style-name="Standard"><text:s text:c="2"/>- Business Filtering: Respects user's business access and permissions</text:p>
      <text:p text:style-name="Standard"/>
      <text:p text:style-name="Standard"><text:soft-page-break/><text:s text:c="2"/>5. Auto-Refresh &amp; Real-time Updates</text:p>
      <text:p text:style-name="Standard"/>
      <text:p text:style-name="Standard"><text:s text:c="2"/>- 60-second refresh: Dashboard stats update automatically every minute</text:p>
      <text:p text:style-name="Standard"><text:s text:c="2"/>- Optimized API calls: Single stats endpoint instead of multiple requests</text:p>
      <text:p text:style-name="Standard"><text:s text:c="2"/>- Performance: Efficient database queries with proper filtering</text:p>
      <text:p text:style-name="Standard"/>
      <text:p text:style-name="Standard"><text:s text:c="2"/>🎯 Key Features</text:p>
      <text:p text:style-name="Standard"/>
      <text:p text:style-name="Standard"><text:s text:c="2"/>1. Permission-Compliant: All stats respect user permission levels and business</text:p>
      <text:p text:style-name="Standard"><text:s text:c="2"/>memberships</text:p>
      <text:p text:style-name="Standard"><text:s text:c="2"/>2. Real-time: Auto-updating dashboard with current business metrics</text:p>
      <text:p text:style-name="Standard"><text:s text:c="2"/>3. Interactive: Every stat card provides actionable navigation</text:p>
      <text:p text:style-name="Standard"><text:s text:c="2"/>4. Professional UI: Clean design with proper loading states and visual feedback</text:p>
      <text:p text:style-name="Standard"><text:s text:c="2"/>5. Comprehensive: Covers all key business metrics in one unified view</text:p>
      <text:p text:style-name="Standard"/>
      <text:p text:style-name="Standard"><text:s text:c="2"/>The dashboard now provides a complete, real-time overview of the business with:</text:p>
      <text:p text:style-name="Standard"><text:s text:c="2"/>- Actionable insights: Each metric can be clicked for detailed views</text:p>
      <text:p text:style-name="Standard"><text:s text:c="2"/>- Business intelligence: Revenue tracking across all income sources</text:p>
      <text:p text:style-name="Standard"><text:s text:c="2"/>- Team visibility: Clear view of team size and management access</text:p>
      <text:p text:style-name="Standard"><text:s text:c="2"/>- Task management: Immediate visibility into pending work</text:p>
      <text:p text:style-name="Standard"><text:s text:c="2"/>- Project oversight: Quick access to active project portfolio</text:p>
      <text:p text:style-name="Standard"/>
      <text:p text:style-name="Standard"><text:s text:c="2"/>This transforms the dashboard from a static welcome screen into a powerful business</text:p>
      <text:p text:style-name="Standard"><text:s text:c="2"/>intelligence hub that provides immediate value and actionable insights for users.</text:p>
      <text:p text:style-name="P1">● Perfect! I've successfully made the business name in the header clickable. Here's what I</text:p>
      <text:p text:style-name="Standard"><text:s text:c="2"/>implemented:</text:p>
      <text:p text:style-name="Standard"/>
      <text:p text:style-name="Standard"><text:s text:c="2"/>✅ Completed Implementation</text:p>
      <text:p text:style-name="Standard"/>
      <text:p text:style-name="Standard"><text:s text:c="2"/>Clickable Business Header (src/components/layout/global-header.tsx)</text:p>
      <text:p text:style-name="Standard"/>
      <text:p text:style-name="Standard"><text:s text:c="2"/>Key Changes:</text:p>
      <text:p text:style-name="Standard"><text:s text:c="2"/>1. Converted to Link Component: Changed the static &lt;div&gt; to a clickable &lt;Link&gt; component</text:p>
      <text:p text:style-name="Standard"><text:s text:c="2"/>2. Dynamic Navigation: Uses href={/${currentBusiness.businessType}} to navigate to the <text:s text:c="6"/></text:p>
      <text:p text:style-name="Standard"><text:s text:c="2"/>appropriate business landing page</text:p>
      <text:p text:style-name="Standard"><text:s text:c="2"/>3. Visual Feedback: Added hover effects and transitions:</text:p>
      <text:p text:style-name="Standard"><text:s text:c="4"/>- hover:bg-blue-100 dark:hover:bg-blue-900/30</text:p>
      <text:p text:style-name="Standard"><text:s text:c="4"/>- hover:border-blue-300 dark:hover:border-blue-700</text:p>
      <text:p text:style-name="Standard"><text:s text:c="4"/>- transition-colors cursor-pointer</text:p>
      <text:p text:style-name="Standard"><text:s text:c="2"/>4. Accessibility: Added descriptive title attribute showing the destination</text:p>
      <text:p text:style-name="Standard"><text:s text:c="2"/>5. Consistent UX: Maintains the same visual design while adding interactivity</text:p>
      <text:p text:style-name="Standard"/>
      <text:p text:style-name="Standard"><text:s text:c="2"/>Features:</text:p>
      <text:p text:style-name="Standard"/>
      <text:p text:style-name="Standard"><text:s text:c="2"/>- 🏢 Business Icon: Remains visible and clickable</text:p>
      <text:p text:style-name="Standard"><text:s text:c="2"/>- Business Name: "HXI EATS" (or any business name) is now clickable</text:p>
      <text:p text:style-name="Standard"><text:s text:c="2"/>- Business Type: Shows "restaurant" (or relevant type) and is clickable</text:p>
      <text:p text:style-name="Standard"><text:s text:c="2"/>- Admin Badge: If present, moves with the clickable area</text:p>
      <text:p text:style-name="Standard"><text:s text:c="2"/>- Hover Effects: Subtle color changes indicate clickability</text:p>
      <text:p text:style-name="Standard"><text:s text:c="2"/>- Tooltip: Shows "Go to [Business Name] [business type] business" on hover</text:p>
      <text:p text:style-name="Standard"/>
      <text:p text:style-name="Standard"><text:s text:c="2"/>Navigation Behavior:</text:p>
      <text:p text:style-name="Standard"/>
      <text:p text:style-name="Standard"><text:s text:c="2"/>- Restaurant Business: Clicking navigates to /restaurant</text:p>
      <text:p text:style-name="Standard"><text:s text:c="2"/>- Construction Business: Clicking navigates to /construction</text:p>
      <text:p text:style-name="Standard"><text:s text:c="2"/>- Grocery Business: Clicking navigates to /grocery</text:p>
      <text:p text:style-name="Standard"><text:s text:c="2"/>- Clothing Business: Clicking navigates to /clothing</text:p>
      <text:p text:style-name="Standard"><text:s text:c="2"/>- Personal Context: Would navigate to /personal</text:p>
      <text:p text:style-name="Standard"/>
      <text:p text:style-name="Standard"><text:s text:c="2"/>This provides the exact functionality you requested - a quick way to jump from any page <text:s text:c="5"/></text:p>
      <text:p text:style-name="Standard"><text:s text:c="2"/>back to the current business's landing page by clicking the always-visible business name <text:s text:c="4"/></text:p>
      <text:p text:style-name="Standard"><text:s text:c="2"/>in the header, just like clicking the business link in the sidebar but more convenient <text:s text:c="6"/></text:p>
      <text:p text:style-name="Standard"><text:s text:c="2"/>and accessible.</text:p>
      <text:p text:style-name="P1">● Excellent! I've successfully implemented the Recent Activity functionality. Here's what I</text:p>
      <text:p text:style-name="Standard"><text:s text:c="3"/>accomplished:</text:p>
      <text:p text:style-name="Standard"/>
      <text:p text:style-name="Standard"><text:s text:c="2"/>✅ Recent Activity Implementation Completed</text:p>
      <text:p text:style-name="Standard"/>
      <text:p text:style-name="Standard"><text:s text:c="2"/>What I implemented:</text:p>
      <text:p text:style-name="Standard"/>
      <text:p text:style-name="Standard"><text:s text:c="2"/>1. Created Recent Activity API (/api/dashboard/recent-activity):</text:p>
      <text:p text:style-name="Standard"><text:s text:c="4"/>- Fetches activities from the last 7 days across all business modules</text:p>
      <text:p text:style-name="Standard"><text:s text:c="4"/>- Includes restaurant orders, project activities, personal expenses, business orders,</text:p>
      <text:p text:style-name="Standard"><text:s text:c="2"/>and user activities</text:p>
      <text:p text:style-name="Standard"><text:s text:c="4"/>- Respects user permissions and business membership filtering</text:p>
      <text:p text:style-name="Standard"><text:s text:c="4"/>- Returns formatted activity data with icons, descriptions, and status</text:p>
      <text:p text:style-name="Standard"><text:s text:c="2"/>2. Updated Dashboard UI:</text:p>
      <text:p text:style-name="Standard"><text:s text:c="4"/>- Added dynamic Recent Activity section that replaces the static placeholder</text:p>
      <text:p text:style-name="Standard"><text:s text:c="4"/>- Shows real-time activities from various business modules</text:p>
      <text:p text:style-name="Standard"><text:s text:c="4"/>- Displays activity icons, titles, descriptions, modules, dates, and status badges</text:p>
      <text:p text:style-name="Standard"><text:s text:c="4"/>- Includes loading state and empty state handling</text:p>
      <text:p text:style-name="Standard"><text:s text:c="4"/>- Limits to 8 most recent activities with option to view all</text:p>
      <text:p text:style-name="Standard"><text:s text:c="2"/>3. Key Features:</text:p>
      <text:p text:style-name="Standard"><text:s text:c="4"/>- Multi-source Activities: Restaurant orders, project transactions, personal expenses, <text:s text:c="4"/></text:p>
      <text:p text:style-name="Standard"><text:s text:c="2"/>business orders, new users</text:p>
      <text:p text:style-name="Standard"><text:s text:c="4"/>- Permission-based Filtering: Users only see activities they have access to</text:p>
      <text:p text:style-name="Standard"><text:s text:c="4"/>- Visual Status Indicators: Color-coded status badges for completed, pending, active <text:s text:c="6"/></text:p>
      <text:p text:style-name="Standard"><text:s text:c="2"/>status</text:p>
      <text:p text:style-name="Standard"><text:s text:c="4"/>- Module Attribution: Shows which business module each activity belongs to</text:p>
      <text:p text:style-name="Standard"><text:s text:c="4"/>- Date Formatting: Displays activity dates in user-friendly format</text:p>
      <text:p text:style-name="Standard"><text:s text:c="4"/>- Auto-refresh: Activities are fetched when dashboard loads</text:p>
      <text:p text:style-name="Standard"/>
      <text:p text:style-name="Standard"><text:s text:c="2"/>The Recent Activity section now provides users with a real-time view of what's happening <text:s text:c="4"/></text:p>
      <text:p text:style-name="Standard"><text:s text:c="2"/>across their business operations in the last 7 days, making the dashboard much more</text:p>
      <text:p text:style-name="Standard"><text:s text:c="2"/>dynamic and informative!</text:p>
      <text:p text:style-name="P1">● Perfect! I've successfully implemented the security enhancements and financial summary</text:p>
      <text:p text:style-name="Standard"><text:s text:c="2"/>for the Recent Activity section. Let me mark this task as completed:</text:p>
      <text:p text:style-name="Standard"/>
      <text:p text:style-name="Standard">● ✅ Security &amp; Financial Summary Implementation - COMPLETED!</text:p>
      <text:p text:style-name="Standard"/>
      <text:p text:style-name="Standard"><text:s text:c="2"/>I've successfully implemented all the security and financial enhancements you requested:</text:p>
      <text:p text:style-name="Standard"/>
      <text:p text:style-name="Standard"><text:s text:c="2"/>🔒 Security Enhancements:</text:p>
      <text:p text:style-name="Standard"/>
      <text:p text:style-name="Standard"><text:s text:c="2"/>1. Business Access Control:</text:p>
      <text:p text:style-name="Standard"><text:s text:c="4"/>- Users only see activities from businesses they're members of</text:p>
      <text:p text:style-name="Standard"><text:s text:c="4"/>- Non-admin users can't see cross-business data</text:p>
      <text:p text:style-name="Standard"><text:s text:c="4"/>- Personal transactions are restricted to the current user only</text:p>
      <text:p text:style-name="Standard"><text:s text:c="2"/>2. Financial Data Protection:</text:p>
      <text:p text:style-name="Standard"><text:s text:c="4"/>- Financial amounts only visible for businesses the user owns/manages</text:p>
      <text:p text:style-name="Standard"><text:s text:c="4"/>- "Restricted data" indicator when some financial information is hidden</text:p>
      <text:p text:style-name="Standard"><text:s text:c="4"/>- System admins see all data, regular users see owned business data only</text:p>
      <text:p text:style-name="Standard"><text:s text:c="2"/>3. Link Access Control:</text:p>
      <text:p text:style-name="Standard"><text:s text:c="4"/>- Links are only clickable if user has access to that business/module</text:p>
      <text:p text:style-name="Standard"><text:s text:c="4"/>- Disabled links for inaccessible businesses with clear indicators</text:p>
      <text:p text:style-name="Standard"><text:s text:c="4"/>- Personal links always accessible to the owner</text:p>
      <text:p text:style-name="Standard"/>
      <text:p text:style-name="Standard"><text:s text:c="2"/>💰 Financial Summary Features:</text:p>
      <text:p text:style-name="Standard"/>
      <text:p text:style-name="Standard"><text:s text:c="2"/>1. Header Financial Summary:</text:p>
      <text:p text:style-name="Standard"><text:s text:c="2"/>Revenue: $1,234.56 | Expenses: $567.89 | Net: $666.67 | * Some data restricted</text:p>
      <text:p text:style-name="Standard"><text:s text:c="2"/>2. Business Ownership Logic:</text:p>
      <text:p text:style-name="Standard"><text:s text:c="4"/>- Only includes amounts from businesses the user owns or manages</text:p>
      <text:p text:style-name="Standard"><text:s text:c="4"/>- Personal transactions always included for the current user</text:p>
      <text:p text:style-name="Standard"><text:s text:c="4"/>- Clear indicators when data is restricted due to permissions</text:p>
      <text:p text:style-name="Standard"><text:s text:c="2"/>3. Financial Tracking:</text:p>
      <text:p text:style-name="Standard"><text:s text:c="4"/>- Revenue from completed orders, project income, personal income</text:p>
      <text:p text:style-name="Standard"><text:s text:c="4"/>- Expenses from personal transactions (when marked as expenses)</text:p>
      <text:p text:style-name="Standard"><text:s text:c="4"/>- Net calculation and color-coded display (green/red)</text:p>
      <text:p text:style-name="Standard"/>
      <text:p text:style-name="Standard"><text:s text:c="2"/>🏢 Business Affiliation Indicators:</text:p>
      <text:p text:style-name="Standard"/>
      <text:p text:style-name="Standard"><text:s text:c="2"/>1. Business Name Display:</text:p>
      <text:p text:style-name="Standard"><text:s text:c="4"/>- Truncated business names (max 20 chars) for clean display</text:p>
      <text:p text:style-name="Standard"><text:s text:c="4"/>- Business type indicators</text:p>
      <text:p text:style-name="Standard"><text:s text:c="4"/>- "Personal" badge for personal transactions</text:p>
      <text:p text:style-name="Standard"><text:s text:c="2"/>2. Access Indicators:</text:p>
      <text:p text:style-name="Standard"><text:s text:c="4"/>- Clear visual distinction between accessible/restricted items</text:p>
      <text:p text:style-name="Standard"><text:s text:c="4"/>- "Click to view →" indicator for accessible links</text:p>
      <text:p text:style-name="Standard"><text:s text:c="4"/>- Restricted indicators for items without access</text:p>
      <text:p text:style-name="Standard"/>
      <text:p text:style-name="Standard"><text:s text:c="2"/>🔍 Enhanced Activity Display:</text:p>
      <text:p text:style-name="Standard"/>
      <text:p text:style-name="Standard"><text:s text:c="2"/>Each activity now includes:</text:p>
      <text:p text:style-name="Standard"><text:soft-page-break/><text:s text:c="2"/>- Business affiliation badges</text:p>
      <text:p text:style-name="Standard"><text:s text:c="2"/>- Financial amount visibility based on permissions</text:p>
      <text:p text:style-name="Standard"><text:s text:c="2"/>- Link access control with fallback messages</text:p>
      <text:p text:style-name="Standard"><text:s text:c="2"/>- Restricted data indicators</text:p>
      <text:p text:style-name="Standard"><text:s text:c="2"/>- Proper business context and security filtering</text:p>
      <text:p text:style-name="Standard"/>
      <text:p text:style-name="Standard"><text:s text:c="2"/>The system now provides complete financial transparency for owned businesses while</text:p>
      <text:p text:style-name="Standard"><text:s text:c="2"/>maintaining strict security boundaries for cross-business data access!</text:p>
      <text:p text:style-name="P1">● Perfect! I can see that all the dashboard statistics are already implemented and working</text:p>
      <text:p text:style-name="Standard"><text:s text:c="2"/>properly:</text:p>
      <text:p text:style-name="Standard"/>
      <text:p text:style-name="Standard"><text:s text:c="2"/>1. ✅ Active Projects (line 167-171) - Shows real count from API, clickable to navigate</text:p>
      <text:p text:style-name="Standard"><text:s text:c="2"/>to projects</text:p>
      <text:p text:style-name="Standard"><text:s text:c="2"/>2. 📊 Total Revenue (line 148-152) - Shows real revenue from multiple sources, clickable</text:p>
      <text:p text:style-name="Standard"><text:s text:c="2"/>with revenue breakdown modal</text:p>
      <text:p text:style-name="Standard"><text:s text:c="2"/>3. 👥 Team Members (line 217-221) - Shows real team member count, clickable with team</text:p>
      <text:p text:style-name="Standard"><text:s text:c="2"/>breakdown modal</text:p>
      <text:p text:style-name="Standard"><text:s text:c="2"/>4. 📊 View Reports (line 434-437) - Already clickable link to reports page</text:p>
      <text:p text:style-name="Standard"/>
      <text:p text:style-name="Standard"><text:s text:c="2"/>All dashboard functionality is now complete. The dashboard statistics implementation</text:p>
      <text:p text:style-name="Standard"><text:s text:c="2"/>includes:</text:p>
      <text:p text:style-name="Standard"/>
      <text:p text:style-name="Standard"><text:s text:c="2"/>- Real-time data from comprehensive APIs</text:p>
      <text:p text:style-name="Standard"><text:s text:c="2"/>- Interactive clickable cards</text:p>
      <text:p text:style-name="Standard"><text:s text:c="2"/>- Detailed breakdown modals for revenue and team members</text:p>
      <text:p text:style-name="Standard"><text:s text:c="2"/>- Proper loading states and error handling</text:p>
      <text:p text:style-name="Standard"><text:s text:c="2"/>- Auto-refresh functionality</text:p>
      <text:p text:style-name="Standard"><text:s text:c="2"/>- Permission-based data filtering</text:p>
      <text:p text:style-name="Standard"><text:s text:c="2"/>- Recent activity with search and financial summaries</text:p>
      <text:p text:style-name="Standard"/>
      <text:p text:style-name="Standard">● All dashboard functionality has been successfully implemented and completed! Here's a</text:p>
      <text:p text:style-name="Standard"><text:s text:c="2"/>summary of what was accomplished:</text:p>
      <text:p text:style-name="Standard"/>
      <text:p text:style-name="Standard"><text:s text:c="2"/>✅ Dashboard Implementation Complete</text:p>
      <text:p text:style-name="Standard"/>
      <text:p text:style-name="Standard"><text:s text:c="2"/>All requested functionality has been implemented:</text:p>
      <text:p text:style-name="Standard"/>
      <text:p text:style-name="Standard"><text:s text:c="2"/>1. ✅ Active Projects - Shows real count from database, clickable to navigate to projects</text:p>
      <text:p text:style-name="Standard"><text:s text:c="3"/>page</text:p>
      <text:p text:style-name="Standard"><text:s text:c="2"/>2. 📊 Total Revenue - Calculates actual revenue from multiple sources (restaurant orders,</text:p>
      <text:p text:style-name="Standard"><text:s text:c="3"/>business orders, project income, personal income), clickable with detailed breakdown</text:p>
      <text:p text:style-name="Standard"><text:s text:c="2"/>modal</text:p>
      <text:p text:style-name="Standard"><text:s text:c="2"/>3. 👥 Team Members - Shows real team member count based on business memberships,</text:p>
      <text:p text:style-name="Standard"><text:s text:c="2"/>clickable with team breakdown modal showing users and employees by business</text:p>
      <text:p text:style-name="Standard"><text:s text:c="2"/>4. 📊 View Reports - Already implemented as clickable link to comprehensive reports page <text:s text:c="4"/></text:p>
      <text:p text:style-name="Standard"/>
      <text:p text:style-name="Standard"><text:s text:c="2"/>Key Features Added:</text:p>
      <text:p text:style-name="Standard"/>
      <text:p text:style-name="Standard"><text:s text:c="2"/>- Real-time Dashboard Stats API (/api/dashboard/stats/route.ts) - Aggregates data from <text:s text:c="6"/></text:p>
      <text:p text:style-name="Standard"><text:s text:c="2"/>multiple sources with proper permission filtering</text:p>
      <text:p text:style-name="Standard"><text:s text:c="2"/>- Revenue Breakdown API (/api/dashboard/revenue-breakdown/route.ts) - Detailed revenue <text:s text:c="6"/></text:p>
      <text:p text:style-name="Standard"><text:s text:c="2"/>analysis by source with percentages</text:p>
      <text:p text:style-name="Standard"><text:s text:c="2"/>- Recent Activity API (/api/dashboard/recent-activity/route.ts) - Comprehensive activity <text:s text:c="4"/></text:p>
      <text:p text:style-name="Standard"><text:s text:c="2"/>tracking with financial summaries</text:p>
      <text:p text:style-name="Standard"><text:s text:c="2"/>- Team Breakdown API (/api/dashboard/team-breakdown/route.ts) - User and employee counts <text:s text:c="4"/></text:p>
      <text:p text:style-name="Standard"><text:s text:c="2"/>by business</text:p>
      <text:p text:style-name="Standard"><text:s text:c="2"/>- Interactive Modals - Revenue breakdown and team breakdown modals with detailed insights <text:s text:c="3"/></text:p>
      <text:p text:style-name="Standard"><text:soft-page-break/><text:s text:c="2"/>- Search Functionality - Recent activity search with real-time filtering</text:p>
      <text:p text:style-name="Standard"><text:s text:c="2"/>- Auto-refresh - Dashboard updates automatically every 30 seconds</text:p>
      <text:p text:style-name="Standard"><text:s text:c="2"/>- Security &amp; Permissions - All data properly filtered based on user permissions and</text:p>
      <text:p text:style-name="Standard"><text:s text:c="2"/>business access</text:p>
      <text:p text:style-name="Standard"><text:s text:c="2"/>- Loading States - Proper loading indicators and error handling</text:p>
      <text:p text:style-name="Standard"><text:s text:c="2"/>- Financial Summaries - Revenue/expense tracking with restricted data indicators</text:p>
      <text:p text:style-name="Standard"/>
      <text:p text:style-name="Standard"><text:s text:c="2"/>The dashboard now provides a comprehensive business intelligence interface with real-time <text:s text:c="3"/></text:p>
      <text:p text:style-name="Standard"><text:s text:c="3"/>data, interactive components, and proper security controls.</text:p>
      <text:p text:style-name="P1">● Excellent! I have successfully implemented comprehensive filtering and access controls</text:p>
      <text:p text:style-name="Standard"><text:s text:c="2"/>for the Active Projects functionality as you requested. Here's what has been completed:</text:p>
      <text:p text:style-name="Standard"/>
      <text:p text:style-name="Standard"><text:s text:c="2"/>✅ Enhanced Active Projects with Filtering &amp; Access Controls</text:p>
      <text:p text:style-name="Standard"/>
      <text:p text:style-name="Standard"><text:s text:c="2"/>API Enhancements (/api/dashboard/active-projects/route.ts):</text:p>
      <text:p text:style-name="Standard"/>
      <text:p text:style-name="Standard"><text:s text:c="2"/>1. Creator &amp; Access Filtering:</text:p>
      <text:p text:style-name="Standard"><text:s text:c="2"/>- all - Shows all accessible projects with proper security filtering</text:p>
      <text:p text:style-name="Standard"><text:s text:c="2"/>- own - Shows only projects created by the current user</text:p>
      <text:p text:style-name="Standard"><text:s text:c="2"/>- business - Shows only business projects user has access to</text:p>
      <text:p text:style-name="Standard"><text:s text:c="2"/>- personal - Shows only personal projects created by the user</text:p>
      <text:p text:style-name="Standard"/>
      <text:p text:style-name="Standard"><text:s text:c="2"/>2. Security Implementation:</text:p>
      <text:p text:style-name="Standard"><text:s text:c="2"/>- ✅ Business Access Control - Users only see projects from their assigned businesses <text:s text:c="7"/></text:p>
      <text:p text:style-name="Standard"><text:s text:c="2"/>- ✅ Creator Filtering - Proper createdById filtering for personal projects</text:p>
      <text:p text:style-name="Standard"><text:s text:c="2"/>- ✅ Cross-Business Permission - Respects canAccessCrossBusinessProjects permission</text:p>
      <text:p text:style-name="Standard"><text:s text:c="2"/>- ✅ System Admin Override - Admins can see all projects when appropriate</text:p>
      <text:p text:style-name="Standard"/>
      <text:p text:style-name="Standard"><text:s text:c="2"/>3. Enhanced Response Data:</text:p>
      <text:p text:style-name="Standard"><text:s text:c="2"/>- Creator Information - Includes createdBy with name and email</text:p>
      <text:p text:style-name="Standard"><text:s text:c="2"/>- Ownership Indicators - isOwnProject boolean for UI highlighting</text:p>
      <text:p text:style-name="Standard"><text:s text:c="2"/>- Filter Metadata - Tracks which filter is applied</text:p>
      <text:p text:style-name="Standard"><text:s text:c="2"/>- Enhanced Statistics - ownProjects, sharedProjects, filterApplied</text:p>
      <text:p text:style-name="Standard"/>
      <text:p text:style-name="Standard"><text:s text:c="2"/>Modal UI Enhancements (Dashboard):</text:p>
      <text:p text:style-name="Standard"/>
      <text:p text:style-name="Standard"><text:s text:c="2"/>1. Filter Buttons:</text:p>
      <text:p text:style-name="Standard"><text:s text:c="2"/>- All Projects - Default view with access controls</text:p>
      <text:p text:style-name="Standard"><text:s text:c="2"/>- My Projects - Only user's created projects</text:p>
      <text:p text:style-name="Standard"><text:s text:c="2"/>- Business Projects - Projects from user's businesses</text:p>
      <text:p text:style-name="Standard"><text:s text:c="2"/>- Personal Projects - Personal (non-business) projects</text:p>
      <text:p text:style-name="Standard"/>
      <text:p text:style-name="Standard"><text:s text:c="2"/>2. Creator Information Display:</text:p>
      <text:p text:style-name="Standard"><text:s text:c="2"/>- Shows creator name for each project</text:p>
      <text:p text:style-name="Standard"><text:s text:c="2"/>- "(You)" indicator for user's own projects</text:p>
      <text:p text:style-name="Standard"><text:s text:c="2"/>- Clear visual distinction between own vs shared projects</text:p>
      <text:p text:style-name="Standard"/>
      <text:p text:style-name="Standard"><text:s text:c="2"/>3. Dynamic Loading:</text:p>
      <text:p text:style-name="Standard"><text:s text:c="2"/>- Filter changes reload data instantly</text:p>
      <text:p text:style-name="Standard"><text:s text:c="2"/>- No page refresh - maintains dashboard state</text:p>
      <text:p text:style-name="Standard"><text:s text:c="2"/>- Proper loading states during filter changes</text:p>
      <text:p text:style-name="Standard"/>
      <text:p text:style-name="Standard"><text:s text:c="2"/>Security Benefits:</text:p>
      <text:p text:style-name="Standard"/>
      <text:p text:style-name="Standard"><text:s text:c="2"/>✅ Data Privacy - Users only see projects they should have access to✅ Business Isolation <text:s text:c="3"/></text:p>
      <text:p text:style-name="Standard"><text:s text:c="3"/>- Proper business membership filtering✅ Creator Filtering - Personal projects remain <text:s text:c="6"/></text:p>
      <text:p text:style-name="Standard"><text:s text:c="2"/>private to creators✅ Permission Respect - Follows existing permission system patterns✅ <text:s text:c="4"/></text:p>
      <text:p text:style-name="Standard"><text:s text:c="2"/>Admin Override - System admins maintain appropriate global access</text:p>
      <text:p text:style-name="Standard"><text:soft-page-break/></text:p>
      <text:p text:style-name="Standard"><text:s text:c="2"/>User Experience:</text:p>
      <text:p text:style-name="Standard"/>
      <text:p text:style-name="Standard"><text:s text:c="2"/>✅ Quick Filtering - One-click filter switching✅ Clear Ownership - Visual indicators for <text:s text:c="3"/></text:p>
      <text:p text:style-name="Standard"><text:s text:c="3"/>project ownership✅ Consistent Patterns - Follows same security model as other</text:p>
      <text:p text:style-name="Standard"><text:s text:c="2"/>endpoints✅ Performance - Modal-based, no navigation required✅ Context Preservation - <text:s text:c="6"/></text:p>
      <text:p text:style-name="Standard"><text:s text:c="2"/>Filters remembered during session</text:p>
      <text:p text:style-name="Standard"/>
      <text:p text:style-name="Standard"><text:s text:c="2"/>The Active Projects modal now provides secure, filtered access to projects with clear <text:s text:c="7"/></text:p>
      <text:p text:style-name="Standard"><text:s text:c="2"/>ownership indicators and proper business access controls, exactly as requeste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1T09:24:36.371000000</meta:creation-date>
    <dc:date>2025-09-21T10:24:57.349000000</dc:date>
    <meta:editing-duration>PT1H17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0" meta:paragraph-count="256" meta:word-count="1997" meta:character-count="14556" meta:non-whitespace-character-count="12078"/>
  </office:meta>
</office:document-meta>
</file>